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169cm" fo:min-width="0.79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7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9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7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49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49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98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551cm" fo:min-width="1.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425cm" fo:min-width="2.82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77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Štýl_20_šípky_20_2" draw:marker-start-width="0.3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77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799cm" fo:min-width="1.87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124cm" svg:height="0.708cm" svg:x="3.368cm" svg:y="1.571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ata" draw:style-name="gr3" draw:text-style-name="P3" xml:id="id2" draw:id="id2" draw:layer="layout" svg:width="2.124cm" svg:height="1.418cm" svg:x="3.368cm" svg:y="3.583cm">
            <text:p text:style-name="P1"><text:span text:style-name="T1">Read </text:span></text:p>
            <text:p text:style-name="P1"><text:span text:style-name="T1">text,offset</text:span><text:span text:style-name="T1"><text:line-break/></text:span><text:span text:style-name="T1">and mode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Transfer 1" draw:style-name="gr4" draw:text-style-name="P5" draw:layer="layout" svg:width="1.398cm" svg:height="1.404cm" draw:transform="rotate (-1.5707963267949) translate (5.219cm 7.435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5" draw:style-name="gr5" draw:text-style-name="P5" draw:layer="layout" svg:width="1.397cm" svg:height="1.404cm" draw:transform="rotate (-3.14159265358979) translate (7.143cm 7.38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4" draw:style-name="gr6" draw:text-style-name="P7" xml:id="id4" draw:id="id4" draw:layer="layout" svg:width="2.124cm" svg:height="1.416cm" svg:x="3.46cm" svg:y="11.691cm">
            <text:p text:style-name="P6"><text:span text:style-name="T1">Set output </text:span></text:p>
            <text:p text:style-name="P6"><text:span text:style-name="T1">to empty strin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Decision 4" draw:style-name="gr7" draw:text-style-name="P9" xml:id="id3" draw:id="id3" draw:layer="layout" svg:width="2.479cm" svg:height="1.416cm" svg:x="3.253cm" svg:y="5.98cm">
            <text:p text:style-name="P8"><text:span text:style-name="T3">Is</text:span></text:p>
            <text:p text:style-name="P8"><text:span text:style-name="T3">text not</text:span><text:span text:style-name="T3"><text:line-break/></text:span><text:span text:style-name="T3"> string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" draw:style-name="gr8" draw:text-style-name="P10" draw:layer="layout" svg:x1="4.43cm" svg:y1="2.279cm" svg:x2="4.43cm" svg:y2="3.583cm" draw:start-shape="id1" draw:start-glue-point="6" draw:end-shape="id2" draw:end-glue-point="5" svg:d="M4430 2279v1304" svg:viewBox="0 0 1 1305">
            <text:p/>
          </draw:connector>
          <draw:connector draw:name="Connector 1" draw:style-name="gr9" draw:text-style-name="P10" draw:layer="layout" draw:line-skew="-0.49cm" svg:x1="4.43cm" svg:y1="5.001cm" svg:x2="4.493cm" svg:y2="5.98cm" draw:start-shape="id2" draw:start-glue-point="8" draw:end-shape="id3" draw:end-glue-point="4" svg:d="M4430 5001v1h63v978" svg:viewBox="0 0 64 980">
            <text:p/>
          </draw:connector>
          <draw:custom-shape draw:name="Decision 1" draw:style-name="gr10" draw:text-style-name="P9" draw:layer="layout" svg:width="2.635cm" svg:height="1.417cm" svg:x="3.202cm" svg:y="8.86cm">
            <text:p text:style-name="P8"><text:span text:style-name="T3">Is </text:span><text:span text:style-name="T3"><text:line-break/></text:span><text:span text:style-name="T3">offset not</text:span><text:span text:style-name="T3"><text:line-break/></text:span><text:span text:style-name="T3">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Start-End 1" draw:style-name="gr11" draw:text-style-name="P2" draw:layer="layout" svg:width="2.124cm" svg:height="0.708cm" svg:x="7.146cm" svg:y="6.345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 2" draw:style-name="gr12" draw:text-style-name="P5" draw:layer="layout" svg:width="1.397cm" svg:height="1.404cm" draw:transform="rotate (-3.14159265358979) translate (7.231cm 10.26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Start-End 2" draw:style-name="gr13" draw:text-style-name="P2" draw:layer="layout" svg:width="2.125cm" svg:height="0.708cm" svg:x="7.234cm" svg:y="9.225cm">
            <text:p text:style-name="P1"><text:span text:style-name="T1">Ret</text:span><text:span text:style-name="T1">urn </text:span><text:span text:style-name="T1">“err</text:span><text:span text:style-name="T1">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 3" draw:style-name="gr14" draw:text-style-name="P5" draw:layer="layout" svg:width="1.398cm" svg:height="1.404cm" draw:transform="rotate (-1.5707963267949) translate (5.218cm 10.277cm)">
            <text:p text:style-name="P4"><text:span text:style-name="T2">N</text:span><text:span text:style-name="T2">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3" draw:style-name="gr15" draw:text-style-name="P10" draw:layer="layout" svg:x1="4.522cm" svg:y1="13.107cm" svg:x2="4.523cm" svg:y2="13.769cm" draw:start-shape="id4" draw:start-glue-point="6" draw:end-shape="id5" draw:end-glue-point="4" svg:d="M4522 13107v331h1v331" svg:viewBox="0 0 2 663">
            <text:p/>
          </draw:connector>
          <draw:custom-shape draw:name="Process 1" draw:style-name="gr16" draw:text-style-name="P7" xml:id="id5" draw:id="id5" draw:layer="layout" svg:width="2.124cm" svg:height="1.417cm" svg:x="3.461cm" svg:y="13.769cm">
            <text:p text:style-name="P6"><text:span text:style-name="T1">Set alphabet</text:span></text:p>
            <text:p text:style-name="P6"><text:span text:style-name="T1">as letters of</text:span><text:span text:style-name="T1"><text:line-break/></text:span><text:span text:style-name="T1">english </text:span><text:span text:style-name="T1"><text:line-break/></text:span><text:span text:style-name="T1">alphab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2" draw:style-name="gr17" draw:text-style-name="P10" draw:layer="layout" draw:line-skew="-0.447cm" svg:x1="4.523cm" svg:y1="15.186cm" svg:x2="4.516cm" svg:y2="16.079cm" draw:start-shape="id5" draw:start-glue-point="6" draw:end-shape="id6" draw:end-glue-point="4" svg:d="M4523 15186h-7v893" svg:viewBox="0 0 8 894">
            <text:p/>
          </draw:connector>
          <draw:custom-shape draw:name="Decision 2" draw:style-name="gr18" draw:text-style-name="P9" xml:id="id6" draw:id="id6" draw:layer="layout" svg:width="2.635cm" svg:height="1.416cm" svg:x="3.198cm" svg:y="16.079cm">
            <text:p text:style-name="P8"><text:span text:style-name="T1">Is </text:span><text:span text:style-name="T1"><text:line-break/></text:span><text:span text:style-name="T1">mode set to</text:span><text:span text:style-name="T1"><text:line-break/></text:span><text:span text:style-name="T1">1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4" draw:style-name="gr19" draw:text-style-name="P5" draw:layer="layout" svg:width="1.398cm" svg:height="1.404cm" draw:transform="rotate (-1.5707963267949) translate (5.221cm 17.516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6" draw:style-name="gr20" draw:text-style-name="P5" draw:layer="layout" svg:width="1.397cm" svg:height="1.403cm" draw:transform="rotate (-3.14159265358979) translate (7.244cm 17.489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3" draw:style-name="gr21" draw:text-style-name="P7" xml:id="id7" draw:id="id7" draw:layer="layout" svg:width="2.125cm" svg:height="1.416cm" svg:x="7.247cm" svg:y="16.076cm">
            <text:p text:style-name="P6"><text:span text:style-name="T1">Set offset </text:span></text:p>
            <text:p text:style-name="P6"><text:span text:style-name="T1">to -offs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5" draw:style-name="gr22" draw:text-style-name="P10" draw:layer="layout" draw:line-skew="0.712cm" svg:x1="8.31cm" svg:y1="17.492cm" svg:x2="4.515cm" svg:y2="18.918cm" draw:start-shape="id7" draw:start-glue-point="6" draw:end-shape="id8" draw:end-glue-point="4" svg:d="M8310 17492v1426h-3795" svg:viewBox="0 0 3796 1427">
            <text:p/>
          </draw:connector>
          <draw:custom-shape draw:name="Transfer 7" draw:style-name="gr23" draw:text-style-name="P5" draw:layer="layout" svg:width="1.397cm" svg:height="1.403cm" draw:transform="rotate (-3.14159265358979) translate (7.228cm 20.333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8" draw:style-name="gr24" draw:text-style-name="P5" draw:layer="layout" svg:width="1.398cm" svg:height="1.404cm" draw:transform="rotate (-1.5707963267949) translate (5.226cm 20.334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5" draw:style-name="gr25" draw:text-style-name="P7" xml:id="id9" draw:id="id9" draw:layer="layout" svg:width="2.124cm" svg:height="1.232cm" svg:x="7.231cm" svg:y="19.015cm">
            <text:p text:style-name="P6"><text:span text:style-name="T1">Set char </text:span><text:span text:style-name="T1"><text:line-break/></text:span><text:span text:style-name="T1">to next char </text:span><text:span text:style-name="T1"><text:line-break/></text:span><text:span text:style-name="T1">in tex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Start-End 3" draw:style-name="gr26" draw:text-style-name="P2" draw:layer="layout" svg:width="2.124cm" svg:height="0.708cm" svg:x="3.451cm" svg:y="21.749cm">
            <text:p text:style-name="P1"><text:span text:style-name="T1">Return outp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 6" draw:style-name="gr27" draw:text-style-name="P10" draw:layer="layout" svg:x1="9.355cm" svg:y1="19.631cm" svg:x2="10.184cm" svg:y2="19.64cm" draw:start-shape="id9" draw:start-glue-point="7" svg:d="M9355 19631h548v9h281" svg:viewBox="0 0 830 10">
            <text:p/>
          </draw:connector>
          <draw:custom-shape draw:name="Transfer 10" draw:style-name="gr28" draw:text-style-name="P5" draw:layer="layout" svg:width="1.397cm" svg:height="1.404cm" draw:transform="rotate (-3.14159265358979) translate (11.601cm 20.348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6" draw:style-name="gr29" draw:text-style-name="P9" draw:layer="layout" svg:width="3.179cm" svg:height="1.601cm" svg:x="11.594cm" svg:y="18.848cm">
            <text:p text:style-name="P8"><text:span text:style-name="T1">Is char in</text:span></text:p>
            <text:p text:style-name="P8"><text:span text:style-name="T1">(case-insensitive)</text:span><text:span text:style-name="T1"><text:line-break/></text:span><text:span text:style-name="T1"> alphabe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11" draw:style-name="gr30" draw:text-style-name="P5" draw:layer="layout" svg:width="1.397cm" svg:height="1.404cm" draw:transform="rotate (1.5707963267949) translate (12.485cm 21.845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12" draw:style-name="gr31" draw:text-style-name="P5" draw:layer="layout" svg:width="1.398cm" svg:height="1.404cm" svg:x="14.773cm" svg:y="18.946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Process 8" draw:style-name="gr32" draw:text-style-name="P7" xml:id="id11" draw:id="id11" draw:layer="layout" svg:width="3.321cm" svg:height="1.675cm" svg:x="11.523cm" svg:y="21.856cm">
            <text:p text:style-name="P6"><text:span text:style-name="T4">Set new_number </text:span><text:span text:style-name="T4"><text:line-break/></text:span><text:span text:style-name="T4">to number of char in </text:span></text:p>
            <text:p text:style-name="P6"><text:span text:style-name="T4">alphabet (case-insensitive),</text:span><text:span text:style-name="T4"><text:line-break/></text:span><text:span text:style-name="T4"> add offset and divide</text:span><text:span text:style-name="T4"><text:line-break/></text:span><text:span text:style-name="T4">by 26 without remaind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0" draw:style-name="gr33" draw:text-style-name="P12" xml:id="id14" draw:id="id14" draw:layer="layout" svg:width="2.124cm" svg:height="1.416cm" svg:x="8.337cm" svg:y="24.601cm">
            <text:p text:style-name="P11"><text:span text:style-name="T3">Change </text:span><text:span text:style-name="T3"><text:line-break/></text:span><text:span text:style-name="T3">new_number</text:span></text:p>
            <text:p text:style-name="P11"><text:span text:style-name="T3">to new_char </text:span><text:span text:style-name="T3"><text:line-break/></text:span><text:span text:style-name="T3">in alphab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1" draw:style-name="gr34" draw:text-style-name="P7" xml:id="id10" draw:id="id10" draw:layer="layout" svg:width="2.124cm" svg:height="1.022cm" svg:x="12.12cm" svg:y="27.107cm">
            <text:p text:style-name="P6"><text:span text:style-name="T3">Add new_char</text:span><text:span text:style-name="T3"><text:line-break/></text:span><text:span text:style-name="T3"> to </text:span><text:span text:style-name="T3"><text:line-break/></text:span><text:span text:style-name="T3">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14" draw:style-name="gr35" draw:text-style-name="P10" draw:layer="layout" draw:line-skew="0.265cm -6.569cm" svg:x1="4.515cm" svg:y1="18.918cm" svg:x2="12.12cm" svg:y2="27.618cm" draw:start-shape="id8" draw:start-glue-point="4" draw:end-shape="id10" draw:end-glue-point="5" svg:d="M4515 18918h-2108v8700h9713" svg:viewBox="0 0 9714 8701">
            <text:p/>
          </draw:connector>
          <draw:custom-shape draw:name="Process 2" draw:style-name="gr36" draw:text-style-name="P7" xml:id="id15" draw:id="id15" draw:layer="layout" svg:width="2.124cm" svg:height="1.022cm" svg:x="16.203cm" svg:y="19.135cm">
            <text:p text:style-name="P6"><text:span text:style-name="T3">Add char</text:span><text:span text:style-name="T3"><text:line-break/></text:span><text:span text:style-name="T3"> to </text:span><text:span text:style-name="T3"><text:line-break/></text:span><text:span text:style-name="T3">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Decision 5" draw:style-name="gr37" draw:text-style-name="P9" xml:id="id8" draw:id="id8" draw:layer="layout" svg:width="2.635cm" svg:height="1.416cm" svg:x="3.197cm" svg:y="18.918cm">
            <text:p text:style-name="P8"><text:span text:style-name="T1">Is char in</text:span><text:span text:style-name="T1"><text:line-break/></text:span><text:span text:style-name="T1"> tex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Decision 3" draw:style-name="gr38" draw:text-style-name="P9" xml:id="id12" draw:id="id12" draw:layer="layout" svg:width="2.635cm" svg:height="1.416cm" svg:x="11.868cm" svg:y="24.647cm">
            <text:p text:style-name="P8"><text:span text:style-name="T1">Is </text:span><text:span text:style-name="T1">ch</text:span><text:span text:style-name="T1">ar </text:span><text:span text:style-name="T1"><text:line-break/></text:span><text:span text:style-name="T1"> </text:span><text:span text:style-name="T1">up</text:span><text:span text:style-name="T1">per</text:span><text:span text:style-name="T1">cas</text:span><text:span text:style-name="T1">e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Process 6" draw:style-name="gr39" draw:text-style-name="P12" xml:id="id13" draw:id="id13" draw:layer="layout" svg:width="2.377cm" svg:height="2.049cm" svg:x="15.907cm" svg:y="24.332cm">
            <text:p text:style-name="P11"><text:span text:style-name="T3">Ch</text:span><text:span text:style-name="T3">ang</text:span><text:span text:style-name="T3">e </text:span><text:span text:style-name="T3"><text:line-break/></text:span><text:span text:style-name="T3">ne</text:span><text:span text:style-name="T3">w_</text:span><text:span text:style-name="T3">nu</text:span><text:span text:style-name="T3">mb</text:span><text:span text:style-name="T3">er</text:span></text:p>
            <text:p text:style-name="P11"><text:span text:style-name="T3">to </text:span><text:span text:style-name="T3">ne</text:span><text:span text:style-name="T3">w_</text:span><text:span text:style-name="T3">cha</text:span><text:span text:style-name="T3">r </text:span><text:span text:style-name="T3"><text:line-break/></text:span><text:span text:style-name="T3">in </text:span><text:span text:style-name="T3">alp</text:span><text:span text:style-name="T3">hab</text:span><text:span text:style-name="T3">et </text:span><text:span text:style-name="T3">and </text:span><text:span text:style-name="T3"><text:line-break/></text:span><text:span text:style-name="T3">ma</text:span><text:span text:style-name="T3">ke </text:span><text:span text:style-name="T3">ne</text:span><text:span text:style-name="T3">w_</text:span><text:span text:style-name="T3">cha</text:span><text:span text:style-name="T3">r </text:span><text:span text:style-name="T3"><text:line-break/></text:span><text:span text:style-name="T3">upp</text:span><text:span text:style-name="T3">erc</text:span><text:span text:style-name="T3">as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4" draw:style-name="gr40" draw:text-style-name="P10" draw:layer="layout" draw:line-skew="-0.558cm" svg:x1="13.184cm" svg:y1="23.531cm" svg:x2="13.186cm" svg:y2="24.647cm" draw:start-shape="id11" draw:start-glue-point="6" draw:end-shape="id12" draw:end-glue-point="4" svg:d="M13184 23531h2v1116" svg:viewBox="0 0 3 1117">
            <text:p/>
          </draw:connector>
          <draw:custom-shape draw:name="Transfer 9" draw:style-name="gr41" draw:text-style-name="P5" draw:layer="layout" svg:width="1.397cm" svg:height="1.404cm" draw:transform="rotate (-3.14159265358979) translate (15.899cm 26.063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13" draw:style-name="gr42" draw:text-style-name="P5" draw:layer="layout" svg:width="1.398cm" svg:height="1.404cm" svg:x="10.47cm" svg:y="24.659cm">
            <text:p text:style-name="P4"><text:span text:style-name="T2">NO</text:span></text:p>
            <draw:enhanced-geometry svg:viewBox="0 0 21600 21600" draw:mirror-horizontal="tru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7" draw:style-name="gr43" draw:text-style-name="P10" draw:layer="layout" draw:line-skew="-0.153cm" svg:x1="17.096cm" svg:y1="26.381cm" svg:x2="13.182cm" svg:y2="27.107cm" draw:start-shape="id13" draw:start-glue-point="6" draw:end-shape="id10" draw:end-glue-point="4" svg:d="M17096 26381v210h-3914v516" svg:viewBox="0 0 3915 727">
            <text:p/>
          </draw:connector>
          <draw:connector draw:name="Connector 8" draw:style-name="gr44" draw:text-style-name="P10" draw:layer="layout" draw:line-skew="0.029cm" svg:x1="9.399cm" svg:y1="26.017cm" svg:x2="13.182cm" svg:y2="27.107cm" draw:start-shape="id14" draw:start-glue-point="6" draw:end-shape="id10" draw:end-glue-point="4" svg:d="M9399 26017v574h3783v516" svg:viewBox="0 0 3784 1091">
            <text:p/>
          </draw:connector>
          <draw:connector draw:name="Connector 9" draw:style-name="gr45" draw:text-style-name="P10" draw:layer="layout" svg:x1="18.327cm" svg:y1="19.646cm" svg:x2="8.319cm" svg:y2="18.171cm" draw:start-shape="id15" draw:start-glue-point="7" svg:d="M18327 19646h266v-1475h-10274" svg:viewBox="0 0 10275 1476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marker draw:name="Štýl_20_šípky_20_2" draw:display-name="Štýl šípky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13:24:04.588029772</meta:creation-date>
    <dc:date>2025-03-01T20:02:33.644662362</dc:date>
    <meta:editing-duration>PT1H42M50S</meta:editing-duration>
    <meta:editing-cycles>26</meta:editing-cycles>
    <meta:generator>LibreOffice/25.2.1.2$Linux_X86_64 LibreOffice_project/520$Build-2</meta:generator>
    <meta:print-date>2025-03-01T20:01:01.654333731</meta:print-date>
    <meta:printed-by>Súbory PDF</meta:printed-by>
    <meta:document-statistic meta:object-count="45"/>
  </office:meta>
</office:document-meta>
</file>